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Inter" svg:font-family="Inter, 'SF Pro Display', apple-system, system-ui, 'Segoe UI', Roboto, Oxygen, Ubuntu, Cantarell, 'Open Sans', 'Helvetica Neue', sans-serif, 'EB Garamond', serif, 'Craftwork Sans'"/>
    <style:font-face style:name="Lohit Devanagari1" svg:font-family="'Lohit Devanagari'"/>
    <style:font-face style:name="var chakra-fonts-heading" svg:font-family="'var chakra-fonts-heading'"/>
    <style:font-face style:name="var chakra-fonts-mono" svg:font-family="'var chakra-fonts-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in" fo:margin-bottom="0.0972in" loext:contextual-spacing="false" style:line-height-at-least="0.2189in" fo:orphans="2" fo:widows="2" fo:text-indent="0in" style:auto-text-indent="false" fo:padding="0in" fo:border="none"/>
    </style:style>
    <style:style style:name="P2" style:family="paragraph" style:parent-style-name="Text_20_body">
      <style:paragraph-properties fo:margin-left="0in" fo:margin-right="0in" fo:margin-top="0in" fo:margin-bottom="0.0972in" loext:contextual-spacing="false" style:line-height-at-least="0.2189in" fo:orphans="2" fo:widows="2" fo:text-indent="0in" style:auto-text-indent="false" fo:padding="0in" fo:border="none"/>
      <style:text-properties fo:font-variant="normal" fo:text-transform="none" style:font-name="Inter" fo:font-size="12pt" fo:letter-spacing="normal" fo:font-style="normal" fo:font-weight="normal"/>
    </style:style>
    <style:style style:name="P3" style:family="paragraph" style:parent-style-name="Heading_20_2">
      <style:paragraph-properties fo:margin-left="0in" fo:margin-right="0in" fo:margin-top="0in" fo:margin-bottom="0.0972in" loext:contextual-spacing="false" style:line-height-at-least="0.2189in" fo:orphans="2" fo:widows="2" fo:text-indent="0in" style:auto-text-indent="false" fo:padding="0in" fo:border="none"/>
      <style:text-properties fo:font-variant="normal" fo:text-transform="none" style:font-name="Inter" fo:font-size="12pt" fo:letter-spacing="normal" fo:font-style="normal" fo:font-weight="normal"/>
    </style:style>
    <style:style style:name="P4" style:family="paragraph" style:parent-style-name="Heading_20_2">
      <style:text-properties fo:font-variant="normal" fo:text-transform="none" style:font-name="var chakra-fonts-heading" fo:letter-spacing="normal" fo:font-style="normal" fo:font-weight="normal"/>
    </style:style>
    <style:style style:name="P5" style:family="paragraph" style:parent-style-name="Text_20_body" style:list-style-name="L1">
      <style:paragraph-properties fo:margin-left="0in" fo:margin-right="0in" fo:margin-top="0in" fo:margin-bottom="0.0972in" loext:contextual-spacing="false" style:line-height-at-least="0.2189in" fo:orphans="2" fo:widows="2" fo:text-indent="0in" style:auto-text-indent="false" fo:padding="0in" fo:border="none"/>
      <style:text-properties fo:font-variant="normal" fo:text-transform="none" fo:color="#1a202c" style:font-name="Inter" fo:font-size="12pt" fo:letter-spacing="normal" fo:font-style="normal" fo:font-weight="normal"/>
    </style:style>
    <style:style style:name="P6" style:family="paragraph" style:parent-style-name="Text_20_body">
      <style:paragraph-properties fo:margin-left="0in" fo:margin-right="0in" fo:margin-top="0in" fo:margin-bottom="0.0972in" loext:contextual-spacing="false" style:line-height-at-least="0.2189in" fo:orphans="2" fo:widows="2" fo:text-indent="0in" style:auto-text-indent="false" fo:padding="0in" fo:border="none"/>
      <style:text-properties fo:font-variant="normal" fo:text-transform="none" style:font-name="Inter" fo:font-size="12pt" fo:letter-spacing="normal" fo:font-style="normal" fo:font-weight="normal"/>
    </style:style>
    <style:style style:name="P7" style:family="paragraph" style:parent-style-name="Text_20_body">
      <style:paragraph-properties fo:margin-left="0in" fo:margin-right="0in" fo:margin-top="0in" fo:margin-bottom="0.0972in" loext:contextual-spacing="false" fo:orphans="2" fo:widows="2" fo:text-indent="0in" style:auto-text-indent="false" fo:padding="0in" fo:border="none"/>
      <style:text-properties fo:font-variant="normal" fo:text-transform="none" style:font-name="Inter" fo:font-size="12pt" fo:letter-spacing="normal" fo:font-style="normal" fo:font-weight="normal"/>
    </style:style>
    <style:style style:name="T1" style:family="text">
      <style:text-properties fo:font-variant="normal" fo:text-transform="none" style:font-name="Inter" fo:font-size="12pt" fo:letter-spacing="normal" fo:font-style="normal" fo:font-weight="normal"/>
    </style:style>
    <style:style style:name="T2" style:family="text">
      <style:text-properties fo:font-variant="normal" fo:text-transform="none" style:font-name="Inter" fo:font-size="12pt" fo:letter-spacing="normal" fo:font-style="normal" fo:font-weight="normal" loext:padding="0in" loext:border="none"/>
    </style:style>
    <style:style style:name="T3" style:family="text">
      <style:text-properties fo:font-variant="normal" fo:text-transform="none" style:font-name="Inter" fo:font-size="12pt" fo:letter-spacing="normal" fo:font-style="normal" fo:font-weight="bold" loext:padding="0in" loext:border="none"/>
    </style:style>
    <style:style style:name="T4" style:family="text">
      <style:text-properties fo:font-variant="normal" fo:text-transform="none" style:text-line-through-style="none" style:text-line-through-type="none" style:font-name="Inter" fo:font-size="12pt" fo:letter-spacing="normal" fo:font-style="normal" style:text-underline-style="none" fo:font-weight="normal" style:text-blinking="false" fo:background-color="transparent" loext:char-shading-value="0" loext:padding="0in" loext:border="none"/>
    </style:style>
    <style:style style:name="T5" style:family="text">
      <style:text-properties fo:font-variant="normal" fo:text-transform="none" style:font-name="var chakra-fonts-mono" fo:font-size="12pt" fo:letter-spacing="normal" fo:font-style="normal" fo:font-weight="normal" loext:padding="0in" loext:border="none"/>
    </style:style>
    <style:style style:name="T6" style:family="text">
      <style:text-properties style:font-name="var chakra-fonts-heading"/>
    </style:style>
    <style:style style:name="T7" style:family="text">
      <style:text-properties style:font-name="var chakra-fonts-mono" loext:padding="0in" loext:border="none"/>
    </style:style>
    <style:style style:name="T8" style:family="text">
      <style:text-properties fo:color="#111111"/>
    </style:style>
    <style:style style:name="T9" style:family="text">
      <style:text-properties fo:color="#111111" fo:font-weight="normal" loext:padding="0in" loext:border="none"/>
    </style:style>
    <style:style style:name="T10" style:family="text">
      <style:text-properties fo:color="#111111" fo:font-weight="bold" loext:padding="0in" loext:border="none"/>
    </style:style>
    <style:style style:name="T11" style:family="text">
      <style:text-properties fo:color="#1a202c"/>
    </style:style>
    <style:style style:name="T12" style:family="text">
      <style:text-properties fo:color="#1a202c" style:font-name="var chakra-fonts-mono" loext:padding="0in" loext:border="none"/>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2">Transactions</text:h>
      <text:p text:style-name="P1"><text:span text:style-name="T1">So, when we want to perform an action that changes the blockchain we call it a </text:span><text:span text:style-name="Emphasis"><text:span text:style-name="T2">transaction</text:span></text:span><text:span text:style-name="T1">. For example, sending someone ETH is a transaction because we're changing account balances. Doing something that updates a variable in our contract is also considered a transaction because we're changing data. Minting an NFT is a transaction because we're saving data on the contract.</text:span></text:p>
      <text:p text:style-name="P1"><text:span text:style-name="Strong_20_Emphasis"><text:span text:style-name="T3">Deploying a smart contract is also a transaction.</text:span></text:span></text:p>
      <text:p text:style-name="Text_20_body"><text:line-break/><text:span text:style-name="T1">When we deploy our contract, we need to tell </text:span><text:span text:style-name="Strong_20_Emphasis"><text:span text:style-name="T3">all those</text:span></text:span><text:span text:style-name="T1"> miners, "hey, this is a new smart contract, please add my smart contract to the blockchain and then tell everyone else about it as well".</text:span></text:p>
      <text:p text:style-name="P1"><text:span text:style-name="T1">This is where </text:span><text:a xlink:type="simple" xlink:href="https://www.quicknode.com/?utm_source=buildspace&amp;utm_campaign=generic&amp;utm_content=sign-up&amp;utm_medium=buildspace" office:target-frame-name="_blank" xlink:show="new" text:style-name="Internet_20_link" text:visited-style-name="Visited_20_Internet_20_Link"><text:span text:style-name="T4">QuickNode</text:span></text:a><text:span text:style-name="T1"> comes in.</text:span></text:p>
      <text:p text:style-name="P2">QuickNode essentially helps us broadcast our contract creation transaction so that it can be picked up by miners as quickly as possible. Once the transaction is mined, it is then broadcasted to the blockchain as a legit transaction. From there, everyone updates their copy of the blockchain.</text:p>
      <text:p text:style-name="P2"/>
      <text:h text:style-name="P3" text:outline-level="2">✈️ <text:span text:style-name="T6">A note on contract redeploys</text:span></text:h>
      <text:p text:style-name="P2">Let's say you want to change your contract. You'd need to do 3 things:</text:p>
      <text:list xml:id="list1901537637" text:style-name="L1">
        <text:list-item>
          <text:p text:style-name="P5">We need to deploy it again.</text:p>
        </text:list-item>
        <text:list-item>
          <text:p text:style-name="P5">We need to update the contract address on our frontend.</text:p>
        </text:list-item>
        <text:list-item>
          <text:p text:style-name="P5">We need to update the abi file on our frontend.</text:p>
        </text:list-item>
        <text:list-item>
          <text:p text:style-name="P5"/>
        </text:list-item>
      </text:list>
      <text:p text:style-name="P2"><text:span text:style-name="Source_20_Text"><text:span text:style-name="T7">event NewEpicNFTMinted(address sender, uint256 tokenId);</text:span></text:span></text:p>
      <text:p text:style-name="P1"><text:span text:style-name="T1">Then, add this line at very bottom of the </text:span><text:span text:style-name="Source_20_Text"><text:span text:style-name="T5">makeAnEpicNFT</text:span></text:span><text:span text:style-name="T1"> function, so, this is the last line in the function:</text:span></text:p>
      <text:p text:style-name="P1"><text:span text:style-name="Source_20_Text"><text:span text:style-name="T5">emit NewEpicNFTMinted(msg.sender, newItemId);</text:span></text:span></text:p>
      <text:p text:style-name="P1"><text:span text:style-name="T1">At a basic level, events are messages our smart contracts throw out that we can capture on our client in real-time. In the case of our NFT, just because our transaction is mined </text:span><text:span text:style-name="Strong_20_Emphasis"><text:span text:style-name="T3">does not mean the transaction resulted in the NFT being minted</text:span></text:span><text:span text:style-name="T1">. It could have just error’d out!! Even if it error’d out, it would have still been mined in the process.</text:span></text:p>
      <text:p text:style-name="P2"><text:span text:style-name="T8">Technically, Polygon is a protocol and framework that consists of a bunch of different blockchains. We're going to be building on their most popular chain - </text:span><text:span text:style-name="Strong_20_Emphasis"><text:span text:style-name="T9">the </text:span></text:span><text:soft-page-break/><text:span text:style-name="Strong_20_Emphasis"><text:span text:style-name="T9">Polygon PoS chain</text:span></text:span><text:span text:style-name="T8">. What’s that? It's another chain that runs </text:span><text:span text:style-name="Strong_20_Emphasis"><text:span text:style-name="T9">alongside</text:span></text:span><text:span text:style-name="T8"> the Ethereum and periodically submits </text:span><text:span text:style-name="Strong_20_Emphasis"><text:span text:style-name="T9">checkpoints</text:span></text:span><text:span text:style-name="T8"> to it. Let's break it down a bit.</text:span></text:p>
      <text:p text:style-name="P2"><text:span text:style-name="T8">The Ethereum blockchain is referred to as a “layer 1” blockchain because we can build other blockchains </text:span><text:span text:style-name="Strong_20_Emphasis"><text:span text:style-name="T9">on top of it</text:span></text:span><text:span text:style-name="T8">. That’s exactly what the Polygon PoS chain is: it’s a blockchain built on top of Ethereum that runs in parallel, making it the second layer (hence, layer 2).</text:span></text:p>
      <text:p text:style-name="P2"><text:span text:style-name="T8">Imagine you were running a kitchen as a chef. It’d be pretty annoying for you to have to take the order, go back to the kitchen, cook it, and then serve it. You’d get backed up with traffic pretty quickly! Instead, you would hire a team of waiters to act as </text:span><text:span text:style-name="Strong_20_Emphasis"><text:span text:style-name="T10">a layer</text:span></text:span><text:span text:style-name="T8"> between the kitchen and the customers. The waiters would then take the orders more efficiently and give them to the kitchen directly.</text:span></text:p>
      <text:p text:style-name="P7">This is similar to the relationship Ethereum has with Polygon. Ethereum wasn’t built to handle an insane # of transactions so it gets back up quickly. Polygon is able to handle a higher transaction count and then it bundles up all those transactions up and deposits them to Ethereum as the final source of truth.</text:p>
      <text:p text:style-name="P2"><text:span text:style-name="Source_20_Text"><text:span text:style-name="T12">calldata</text:span></text:span><text:span text:style-name="T11"> - this indicates the “location” of where the </text:span><text:span text:style-name="Source_20_Text"><text:span text:style-name="T12">name</text:span></text:span><text:span text:style-name="T11"> argument should be stored. Since it costs real money to process data on the blockchain, Solidity lets you indicate where reference types should be stored. </text:span><text:span text:style-name="Source_20_Text"><text:span text:style-name="T12">calldata</text:span></text:span><text:span text:style-name="T11"> is non-persistent and can’t be modified. We like this because it takes the least amount of gas!</text:span></text:p>
      <text:p text:style-name="P2"><text:span text:style-name="T8"/></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Inter" svg:font-family="Inter, 'SF Pro Display', apple-system, system-ui, 'Segoe UI', Roboto, Oxygen, Ubuntu, Cantarell, 'Open Sans', 'Helvetica Neue', sans-serif, 'EB Garamond', serif, 'Craftwork Sans'"/>
    <style:font-face style:name="Lohit Devanagari1" svg:font-family="'Lohit Devanagari'"/>
    <style:font-face style:name="var chakra-fonts-heading" svg:font-family="'var chakra-fonts-heading'"/>
    <style:font-face style:name="var chakra-fonts-mono" svg:font-family="'var chakra-fonts-mono'"/>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8T20:22:13.890734709</meta:creation-date>
    <meta:editing-duration>PT5H10M49S</meta:editing-duration>
    <meta:editing-cycles>7</meta:editing-cycles>
    <meta:generator>LibreOffice/6.4.7.2$Linux_X86_64 LibreOffice_project/40$Build-2</meta:generator>
    <dc:date>2022-08-24T20:37:06.683879130</dc:date>
    <meta:document-statistic meta:table-count="0" meta:image-count="0" meta:object-count="0" meta:page-count="2" meta:paragraph-count="21" meta:word-count="585" meta:character-count="3362" meta:non-whitespace-character-count="2800"/>
  </office:meta>
</office:document-meta>
</file>